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6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0:54:17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2T17:08:36.012000000</dc:date>
    <meta:editing-duration>PT6H58M50S</meta:editing-duration>
    <meta:editing-cycles>27</meta:editing-cycles>
    <meta:generator>LibreOffice/7.1.1.2$Windows_X86_64 LibreOffice_project/fe0b08f4af1bacafe4c7ecc87ce55bb426164676</meta:generator>
    <meta:document-statistic meta:table-count="2" meta:cell-count="1750" meta:object-count="0"/>
  </office:meta>
</office:document-meta>
</file>